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-00-00</text:date>, <text:time style:data-style-name="N2" text:time-value="11:13:14.510176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3:45:38.328720726</meta:creation-date>
    <dc:date>2020-07-08T11:13:40.663076083</dc:date>
    <meta:editing-duration>PT14M3S</meta:editing-duration>
    <meta:editing-cycles>6</meta:editing-cycles>
    <meta:generator>LibreOffice/6.0.7.3$Linux_X86_64 LibreOffice_project/00m0$Build-3</meta:generator>
    <meta:document-statistic meta:table-count="1" meta:cell-count="513" meta:object-count="0"/>
  </office:meta>
</office:document-meta>
</file>